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18167" officeooo:paragraph-rsid="00018167"/>
    </style:style>
    <style:style style:name="P2" style:family="paragraph" style:parent-style-name="Standard">
      <style:text-properties fo:font-weight="bold" officeooo:rsid="00018167" officeooo:paragraph-rsid="00018167" style:font-weight-asian="bold" style:font-weight-complex="bold"/>
    </style:style>
    <style:style style:name="P3" style:family="paragraph" style:parent-style-name="Standard">
      <style:text-properties fo:font-size="14pt" fo:font-weight="bold" officeooo:rsid="00018167" officeooo:paragraph-rsid="00018167" style:font-size-asian="14pt" style:font-weight-asian="bold" style:font-size-complex="14pt" style:font-weight-complex="bold"/>
    </style:style>
    <style:style style:name="P4" style:family="paragraph" style:parent-style-name="Standard">
      <style:text-properties officeooo:rsid="00018167" officeooo:paragraph-rsid="00018167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officeooo:rsid="0001ce2d"/>
    </style:style>
    <style:style style:name="T3" style:family="text">
      <style:text-properties officeooo:rsid="0003e89b"/>
    </style:style>
    <style:style style:name="T4" style:family="text">
      <style:text-properties fo:font-size="12pt" fo:font-weight="bold" style:font-size-asian="12pt" style:font-weight-asian="bold" style:font-size-complex="12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Karl Anderson: Curriculum Vitae</text:p>
      <text:p text:style-name="P1"/>
      <text:p text:style-name="P1"><text:span text:style-name="T4">Futel </text:span><text:span text:style-name="T1">August 2014-present</text:span></text:p>
      <text:p text:style-name="P1">Futel is an audio art installation and phone company, with installations at SE Clinton Street and Right To Dream Too.</text:p>
      <text:p text:style-name="P2">Exhibits:</text:p>
      <text:p text:style-name="P1">ToorCamp, Neah Bay, Washington, July, 2014.</text:p>
      <text:p text:style-name="P2">Presentations:</text:p>
      <text:p text:style-name="P1"><text:span text:style-name="T1">Futel: The Future Of The Past Of Telephony</text:span>, Open Source Bridge, June, 2014.</text:p>
      <text:p text:style-name="P1"><text:span text:style-name="T1">Futel: The Telephone Of The Future</text:span>, Curiosity Club, April, 2015.</text:p>
      <text:p text:style-name="P1"/>
      <text:p text:style-name="P1"><text:span text:style-name="T4">Solo and Choral Performances </text:span><text:span text:style-name="T1">2014-present</text:span></text:p>
      <text:p text:style-name="P1">I participate in choral and solo singing performances.</text:p>
      <text:p text:style-name="P2">Performances:</text:p>
      <text:p text:style-name="P1"><text:span text:style-name="T1">Like a Sun That Pours Forth Light but Never Warmth</text:span>, solo aria for a dance performance for Allie Hankins, Conduit Dance, October, 2014.</text:p>
      <text:p text:style-name="P1"><text:span text:style-name="T1">CHOIR</text:span>, choir accompaniment for a dance performance by Takahiro Yamamoto, July, 2015.</text:p>
      <text:p text:style-name="P1"><text:span text:style-name="T1">CHOIR</text:span>, choir accompaniment for a dance performance by Takahiro Yamamoto, March, 2015.</text:p>
      <text:p text:style-name="P1"/>
      <text:p text:style-name="P1"><text:span text:style-name="T4">Church Of Robotron </text:span><text:span text:style-name="T1">2012-2014</text:span></text:p>
      <text:p text:style-name="P1">I participated in creating installations which presented a cautionary message about machine superiority and human error in the form of a travelling revival and immersive testing experience.</text:p>
      <text:p text:style-name="P2">Exhibits:</text:p>
      <text:p text:style-name="P1">ToorCamp, Neah Bay, Washington, July, 2012.</text:p>
      <text:p text:style-name="P1">Diode Gallery, September-October, 2014.</text:p>
      <text:p text:style-name="P1">AFRU gallery, February, 2015.</text:p>
      <text:p text:style-name="P2">Publications:</text:p>
      <text:p text:style-name="P1"><text:span text:style-name="T1">Doctrine And Documentation</text:span>, pamphlet, 2014.</text:p>
      <text:p text:style-name="P2">Presentations:</text:p>
      <text:p text:style-name="P1"><text:span text:style-name="T1">The Church Of Robotron</text:span>, Dorkbot PDX, 2013.</text:p>
      <text:p text:style-name="P1"/>
      <text:p text:style-name="P1"><text:span text:style-name="T4">C.H.U.N.K. 666 </text:span><text:span text:style-name="T1">1992-present</text:span></text:p>
      <text:p text:style-name="P1">I organize and produce C.H.U.N.K. 666, which turns trash into working bicycles and then destroys them in public gladitorial events.</text:p>
      <text:p text:style-name="P2">Events:</text:p>
      <text:p text:style-name="P1"><text:span text:style-name="T1">Chunkathlons</text:span>, Portland, <text:span text:style-name="T3">and Brookly, NY,</text:span> yearly 1999 through 2005.</text:p>
      <text:p text:style-name="P1"><text:span text:style-name="T1">Mutant Bike Proving Grounds</text:span>, Vancouver, BC, 2008.</text:p>
      <text:p text:style-name="P2">Presentations:</text:p>
      <text:p text:style-name="P1"><text:span text:style-name="T1">Aquachoppers of C.H.U.N.K. 666</text:span>, Research Club, September, 2011.</text:p>
      <text:p text:style-name="P1"><text:span text:style-name="T1">Aquachoppers of C.H.U.N.K. 666</text:span>, Dorkbot PDX, October, 2011.</text:p>
      <text:p text:style-name="P1"><text:span text:style-name="T1">Aquachoppers of C.H.U.N.K. 666</text:span>, Curiosity Club, April, 2013.</text:p>
      <text:p text:style-name="P2">Publications:</text:p>
      <text:p text:style-name="P1"><text:span text:style-name="T1">Nowtopia</text:span> (interview in anthology), Chris Carlson, editor, 2008.</text:p>
      <text:p text:style-name="P1"><text:span text:style-name="T1">Taking The Lane</text:span> (story in anthology), Elly Blue, editor, 2014.</text:p>
      <text:p text:style-name="P1"><text:span text:style-name="T1">C.H.U.N.K. 666: Preparing for the Carmageddon</text:span> (zine), 1997</text:p>
      <text:p text:style-name="P1"><text:span text:style-name="T1">C.H.U.N.K. 666: Heat Shield of the Celestial Chariot</text:span> (zine), 1999</text:p>
      <text:p text:style-name="P1"><text:span text:style-name="T1">C.H.U.N.K. 666: To Head The Moronic Dictum</text:span> (zine), 2001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8T15:21:52.477564050</meta:creation-date>
    <dc:date>2015-08-18T17:18:37.126761719</dc:date>
    <meta:editing-duration>PT8M45S</meta:editing-duration>
    <meta:editing-cycles>6</meta:editing-cycles>
    <meta:generator>LibreOffice/4.3.7.2$Linux_X86_64 LibreOffice_project/430m0$Build-2</meta:generator>
    <meta:document-statistic meta:table-count="0" meta:image-count="0" meta:object-count="0" meta:page-count="1" meta:paragraph-count="39" meta:word-count="290" meta:character-count="2030" meta:non-whitespace-character-count="1779"/>
  </office:meta>
</office:document-meta>
</file>